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94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595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.125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96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97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98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99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00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601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376cm" svg:y1="15.386cm" svg:x2="12.98cm" svg:y2="14.381cm">
            <text:p/>
          </draw:line>
          <draw:frame draw:style-name="gr2" draw:text-style-name="P3" draw:layer="layout" svg:width="0.269cm" svg:height="0.505cm" svg:x="8.582cm" svg:y="14.333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0.251cm" svg:height="0.38cm" svg:x="12.809cm" svg:y="15.101cm">
            <draw:text-box>
              <text:p text:style-name="P2"><text:span text:style-name="T1">B</text:span></text:p>
            </draw:text-box>
          </draw:frame>
          <draw:line draw:style-name="gr4" draw:text-style-name="P4" draw:layer="layout" svg:x1="8.284cm" svg:y1="14.562cm" svg:x2="8.434cm" svg:y2="14.712cm">
            <text:p/>
          </draw:line>
          <draw:line draw:style-name="gr5" draw:text-style-name="P4" draw:layer="layout" svg:x1="8.434cm" svg:y1="14.562cm" svg:x2="8.284cm" svg:y2="14.712cm">
            <text:p/>
          </draw:line>
          <draw:line draw:style-name="gr6" draw:text-style-name="P4" draw:layer="layout" svg:x1="12.521cm" svg:y1="15.261cm" svg:x2="12.671cm" svg:y2="15.411cm">
            <text:p/>
          </draw:line>
          <draw:line draw:style-name="gr7" draw:text-style-name="P4" draw:layer="layout" svg:x1="12.671cm" svg:y1="15.261cm" svg:x2="12.521cm" svg:y2="15.411cm">
            <text:p/>
          </draw:line>
          <draw:frame draw:style-name="gr8" draw:text-style-name="P5" draw:layer="layout" svg:width="0.502cm" svg:height="0.38cm" svg:x="13.138cm" svg:y="14.196cm">
            <draw:text-box>
              <text:p text:style-name="P2"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0:31.668420637</meta:creation-date>
    <dc:date>2018-02-09T15:30:48.201592249</dc:date>
    <meta:editing-duration>PT16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